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-Procedural-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RowNum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Game Id</text:p>
          </table:table-cell>
          <table:table-cell office:value-type="string" calcext:value-type="string">
            <text:p>Balance Value</text:p>
          </table:table-cell>
          <table:table-cell office:value-type="string" calcext:value-type="string">
            <text:p>Team Balance Value</text:p>
          </table:table-cell>
          <table:table-cell office:value-type="string" calcext:value-type="string">
            <text:p>Red Team K/D Ratio</text:p>
          </table:table-cell>
          <table:table-cell office:value-type="string" calcext:value-type="string">
            <text:p>Blue Team K/D Ratio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83333" calcext:value-type="float">
            <text:p>0.1083333</text:p>
          </table:table-cell>
          <table:table-cell office:value-type="float" office:value="0.5079365" calcext:value-type="float">
            <text:p>0.5079365</text:p>
          </table:table-cell>
          <table:table-cell office:value-type="float" office:value="0.3404255" calcext:value-type="float">
            <text:p>0.3404255</text:p>
          </table:table-cell>
          <table:table-cell office:value-type="float" office:value="2.9375" calcext:value-type="float">
            <text:p>2.9375</text:p>
          </table:table-cell>
          <table:table-cell table:number-columns-repeated="2"/>
          <table:table-cell office:value-type="string" calcext:value-type="string">
            <text:p>BV</text:p>
          </table:table-cell>
          <table:table-cell office:value-type="string" calcext:value-type="string">
            <text:p>TBV</text:p>
          </table:table-cell>
          <table:table-cell office:value-type="string" calcext:value-type="string">
            <text:p>RKD</text:p>
          </table:table-cell>
          <table:table-cell office:value-type="string" calcext:value-type="string">
            <text:p>BK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630952" calcext:value-type="float">
            <text:p>0.1630952</text:p>
          </table:table-cell>
          <table:table-cell office:value-type="float" office:value="0.4864865" calcext:value-type="float">
            <text:p>0.4864865</text:p>
          </table:table-cell>
          <table:table-cell office:value-type="float" office:value="0.3214286" calcext:value-type="float">
            <text:p>0.3214286</text:p>
          </table:table-cell>
          <table:table-cell office:value-type="float" office:value="3.111111" calcext:value-type="float">
            <text:p>3.111111</text:p>
          </table:table-cell>
          <table:table-cell/>
          <table:table-cell office:value-type="string" calcext:value-type="string">
            <text:p>Mean</text:p>
          </table:table-cell>
          <table:table-cell table:formula="of:=AVERAGE([.D2:.D13])" office:value-type="float" office:value="0.607242061666667" calcext:value-type="float">
            <text:p>0.607242061666667</text:p>
          </table:table-cell>
          <table:table-cell table:formula="of:=AVERAGE([.E2:.E13])" office:value-type="float" office:value="0.780425125" calcext:value-type="float">
            <text:p>0.780425125</text:p>
          </table:table-cell>
          <table:table-cell table:formula="of:=AVERAGE([.F2:.F13])" office:value-type="float" office:value="0.915097816666667" calcext:value-type="float">
            <text:p>0.915097816666667</text:p>
          </table:table-cell>
          <table:table-cell table:formula="of:=AVERAGE([.G2:.G13])" office:value-type="float" office:value="1.53072155833333" calcext:value-type="float">
            <text:p>1.530721558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361111" calcext:value-type="float">
            <text:p>0.9361111</text:p>
          </table:table-cell>
          <table:table-cell office:value-type="float" office:value="0.8450704" calcext:value-type="float">
            <text:p>0.8450704</text:p>
          </table:table-cell>
          <table:table-cell office:value-type="float" office:value="0.7317073" calcext:value-type="float">
            <text:p>0.7317073</text:p>
          </table:table-cell>
          <table:table-cell office:value-type="float" office:value="1.366667" calcext:value-type="float">
            <text:p>1.366667</text:p>
          </table:table-cell>
          <table:table-cell/>
          <table:table-cell office:value-type="string" calcext:value-type="string">
            <text:p>Median</text:p>
          </table:table-cell>
          <table:table-cell table:formula="of:=MEDIAN([.D2:.D13])" office:value-type="float" office:value="0.69761905" calcext:value-type="float">
            <text:p>0.69761905</text:p>
          </table:table-cell>
          <table:table-cell table:formula="of:=MEDIAN([.E2:.E13])" office:value-type="float" office:value="0.84529945" calcext:value-type="float">
            <text:p>0.84529945</text:p>
          </table:table-cell>
          <table:table-cell table:formula="of:=MEDIAN([.F2:.F13])" office:value-type="float" office:value="0.90939395" calcext:value-type="float">
            <text:p>0.90939395</text:p>
          </table:table-cell>
          <table:table-cell table:formula="of:=MEDIAN([.G2:.G13])" office:value-type="float" office:value="1.1008805" calcext:value-type="float">
            <text:p>1.10088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4285714" calcext:value-type="float">
            <text:p>0.04285714</text:p>
          </table:table-cell>
          <table:table-cell office:value-type="float" office:value="0.4444444" calcext:value-type="float">
            <text:p>0.4444444</text:p>
          </table:table-cell>
          <table:table-cell office:value-type="float" office:value="0.2857143" calcext:value-type="float">
            <text:p>0.285714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Maximum</text:p>
          </table:table-cell>
          <table:table-cell table:formula="of:=MAX([.D2:.D13])" office:value-type="float" office:value="0.9972222" calcext:value-type="float">
            <text:p>0.9972222</text:p>
          </table:table-cell>
          <table:table-cell table:formula="of:=MAX([.E2:.E13])" office:value-type="float" office:value="1" calcext:value-type="float">
            <text:p>1</text:p>
          </table:table-cell>
          <table:table-cell table:formula="of:=MAX([.F2:.F13])" office:value-type="float" office:value="1.727273" calcext:value-type="float">
            <text:p>1.727273</text:p>
          </table:table-cell>
          <table:table-cell table:formula="of:=MAX([.G2:.G13]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277778" calcext:value-type="float">
            <text:p>0.6277778</text:p>
          </table:table-cell>
          <table:table-cell office:value-type="float" office:value="0.7333333" calcext:value-type="float">
            <text:p>0.7333333</text:p>
          </table:table-cell>
          <table:table-cell office:value-type="float" office:value="1.727273" calcext:value-type="float">
            <text:p>1.727273</text:p>
          </table:table-cell>
          <table:table-cell office:value-type="float" office:value="0.5789474" calcext:value-type="float">
            <text:p>0.5789474</text:p>
          </table:table-cell>
          <table:table-cell/>
          <table:table-cell office:value-type="string" calcext:value-type="string">
            <text:p>Minimum</text:p>
          </table:table-cell>
          <table:table-cell table:formula="of:=MIN([.D2:.D13])" office:value-type="float" office:value="0.04285714" calcext:value-type="float">
            <text:p>0.04285714</text:p>
          </table:table-cell>
          <table:table-cell table:formula="of:=MIN([.E2:.E13])" office:value-type="float" office:value="0.4444444" calcext:value-type="float">
            <text:p>0.4444444</text:p>
          </table:table-cell>
          <table:table-cell table:formula="of:=MIN([.F2:.F13])" office:value-type="float" office:value="0.2857143" calcext:value-type="float">
            <text:p>0.2857143</text:p>
          </table:table-cell>
          <table:table-cell table:formula="of:=MIN([.G2:.G13])" office:value-type="float" office:value="0.5789474" calcext:value-type="float">
            <text:p>0.5789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7722222" calcext:value-type="float">
            <text:p>0.7722222</text:p>
          </table:table-cell>
          <table:table-cell office:value-type="float" office:value="0.75" calcext:value-type="float">
            <text:p>0.75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D2:.D13])" office:value-type="float" office:value="0.338340234487091" calcext:value-type="float">
            <text:p>0.338340234487091</text:p>
          </table:table-cell>
          <table:table-cell table:formula="of:=STDEV([.E2:.E13])" office:value-type="float" office:value="0.199611462539892" calcext:value-type="float">
            <text:p>0.199611462539892</text:p>
          </table:table-cell>
          <table:table-cell table:formula="of:=STDEV([.F2:.F13])" office:value-type="float" office:value="0.483083917942942" calcext:value-type="float">
            <text:p>0.483083917942942</text:p>
          </table:table-cell>
          <table:table-cell table:formula="of:=STDEV([.G2:.G13])" office:value-type="float" office:value="1.03257050488033" calcext:value-type="float">
            <text:p>1.032570504880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4869048" calcext:value-type="float">
            <text:p>0.4869048</text:p>
          </table:table-cell>
          <table:table-cell office:value-type="float" office:value="0.9354839" calcext:value-type="float">
            <text:p>0.9354839</text:p>
          </table:table-cell>
          <table:table-cell office:value-type="float" office:value="0.8787879" calcext:value-type="float">
            <text:p>0.8787879</text:p>
          </table:table-cell>
          <table:table-cell office:value-type="float" office:value="1.137931" calcext:value-type="float">
            <text:p>1.13793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9972222" calcext:value-type="float">
            <text:p>0.9972222</text:p>
          </table:table-cell>
          <table:table-cell office:value-type="float" office:value="0.8455285" calcext:value-type="float">
            <text:p>0.8455285</text:p>
          </table:table-cell>
          <table:table-cell office:value-type="float" office:value="1.365385" calcext:value-type="float">
            <text:p>1.365385</text:p>
          </table:table-cell>
          <table:table-cell office:value-type="float" office:value="0.7323943" calcext:value-type="float">
            <text:p>0.732394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7793651" calcext:value-type="float">
            <text:p>0.7793651</text:p>
          </table:table-cell>
          <table:table-cell office:value-type="float" office:value="0.9690722" calcext:value-type="float">
            <text:p>0.9690722</text:p>
          </table:table-cell>
          <table:table-cell office:value-type="float" office:value="0.94" calcext:value-type="float">
            <text:p>0.94</text:p>
          </table:table-cell>
          <table:table-cell office:value-type="float" office:value="1.06383" calcext:value-type="float">
            <text:p>1.063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7642857" calcext:value-type="float">
            <text:p>0.7642857</text:p>
          </table:table-cell>
          <table:table-cell office:value-type="float" office:value="0.969697" calcext:value-type="float">
            <text:p>0.969697</text:p>
          </table:table-cell>
          <table:table-cell office:value-type="float" office:value="0.9411765" calcext:value-type="float">
            <text:p>0.9411765</text:p>
          </table:table-cell>
          <table:table-cell office:value-type="float" office:value="1.0625" calcext:value-type="float">
            <text:p>1.062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777778" calcext:value-type="float">
            <text:p>0.9777778</text:p>
          </table:table-cell>
          <table:table-cell office:value-type="float" office:value="0.8780488" calcext:value-type="float">
            <text:p>0.8780488</text:p>
          </table:table-cell>
          <table:table-cell office:value-type="float" office:value="0.7826087" calcext:value-type="float">
            <text:p>0.7826087</text:p>
          </table:table-cell>
          <table:table-cell office:value-type="float" office:value="1.277778" calcext:value-type="float">
            <text:p>1.2777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6309524" calcext:value-type="float">
            <text:p>0.630952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8-05-01T17:28:45.184000000</dc:date>
    <meta:editing-duration>PT4H1M6S</meta:editing-duration>
    <meta:editing-cycles>1</meta:editing-cycles>
    <meta:document-statistic meta:table-count="1" meta:cell-count="120" meta:object-count="0"/>
  </office:meta>
</office:document-meta>
</file>